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Кто-Кому">
      <style:text-properties officeooo:rsid="0031cdd5" officeooo:paragraph-rsid="0031cdd5"/>
    </style:style>
    <style:style style:name="P2" style:family="paragraph" style:parent-style-name="List" style:list-style-name="L2">
      <style:text-properties officeooo:rsid="0038a449" officeooo:paragraph-rsid="0038a449"/>
    </style:style>
    <style:style style:name="P3" style:family="paragraph" style:parent-style-name="Место_20_и_20_год_20_выполнения">
      <style:text-properties officeooo:rsid="00377576" officeooo:paragraph-rsid="00377576"/>
    </style:style>
    <style:style style:name="P4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7" style:family="paragraph" style:parent-style-name="Footer">
      <style:paragraph-properties fo:text-align="center" style:justify-single-word="false"/>
      <style:text-properties officeooo:rsid="003791bb" officeooo:paragraph-rsid="003791bb"/>
    </style:style>
    <style:style style:name="P8" style:family="paragraph" style:parent-style-name="Heading_20_1">
      <style:text-properties officeooo:rsid="003791bb" officeooo:paragraph-rsid="003791bb"/>
    </style:style>
    <style:style style:name="P9" style:family="paragraph" style:parent-style-name="Heading_20_2">
      <style:text-properties officeooo:rsid="003791bb" officeooo:paragraph-rsid="003791bb"/>
    </style:style>
    <style:style style:name="P10" style:family="paragraph" style:parent-style-name="Heading_20_3">
      <style:text-properties officeooo:rsid="003791bb" officeooo:paragraph-rsid="003791bb"/>
    </style:style>
    <style:style style:name="P11" style:family="paragraph" style:parent-style-name="Text_20_body">
      <style:text-properties officeooo:rsid="0038a449" officeooo:paragraph-rsid="0038a449"/>
    </style:style>
    <style:style style:name="P12" style:family="paragraph" style:parent-style-name="Вид_20_работы">
      <style:paragraph-properties style:writing-mode="lr-tb"/>
      <style:text-properties officeooo:paragraph-rsid="00353a10"/>
    </style:style>
    <style:style style:name="P13" style:family="paragraph" style:parent-style-name="Кафедра">
      <style:text-properties officeooo:paragraph-rsid="003705e2"/>
    </style:style>
    <style:style style:name="P14" style:family="paragraph" style:parent-style-name="Кто-Кому">
      <style:text-properties officeooo:rsid="00353a10" officeooo:paragraph-rsid="00353a10"/>
    </style:style>
    <style:style style:name="P15" style:family="paragraph" style:parent-style-name="Кто-Кому">
      <style:text-properties officeooo:rsid="00377576" officeooo:paragraph-rsid="00377576"/>
    </style:style>
    <style:style style:name="P16" style:family="paragraph" style:parent-style-name="Кто-Кому">
      <style:text-properties officeooo:rsid="0031cdd5" officeooo:paragraph-rsid="00377576"/>
    </style:style>
    <style:style style:name="P17" style:family="paragraph" style:parent-style-name="МинОбр" style:master-page-name="First_20_Page">
      <style:paragraph-properties style:page-number="auto"/>
    </style:style>
    <style:style style:name="P18" style:family="paragraph" style:parent-style-name="МинОбр">
      <style:paragraph-properties fo:break-before="page"/>
      <style:text-properties officeooo:rsid="003705e2" officeooo:paragraph-rsid="003705e2"/>
    </style:style>
    <style:style style:name="P19" style:family="paragraph" style:parent-style-name="МинОбр">
      <style:text-properties officeooo:rsid="003705e2" officeooo:paragraph-rsid="003705e2"/>
    </style:style>
    <style:style style:name="P20" style:family="paragraph" style:parent-style-name="Тема">
      <style:text-properties officeooo:rsid="00353a10" officeooo:paragraph-rsid="00353a10"/>
    </style:style>
    <style:style style:name="P21" style:family="paragraph" style:parent-style-name="Тема">
      <style:text-properties officeooo:rsid="0038a449" officeooo:paragraph-rsid="0038a449"/>
    </style:style>
    <style:style style:name="P22" style:family="paragraph" style:parent-style-name="Титульник">
      <style:text-properties officeooo:rsid="00364ddf" officeooo:paragraph-rsid="00364ddf"/>
    </style:style>
    <style:style style:name="P23" style:family="paragraph" style:parent-style-name="Титульник">
      <style:text-properties officeooo:rsid="00377576" officeooo:paragraph-rsid="00377576"/>
    </style:style>
    <style:style style:name="T1" style:family="text">
      <style:text-properties officeooo:rsid="002127c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32239" style:font-weight-asian="normal" style:font-weight-complex="normal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1012ac" style:font-size-asian="14pt" style:font-size-complex="14pt"/>
    </style:style>
    <style:style style:name="T6" style:family="text">
      <style:text-properties officeooo:rsid="00311dad"/>
    </style:style>
    <style:style style:name="T7" style:family="text">
      <style:text-properties officeooo:rsid="0031cdd5"/>
    </style:style>
    <style:style style:name="T8" style:family="text">
      <style:text-properties officeooo:rsid="00332239"/>
    </style:style>
    <style:style style:name="T9" style:family="text">
      <style:text-properties officeooo:rsid="00353a10"/>
    </style:style>
    <style:style style:name="T10" style:family="text">
      <style:text-properties officeooo:rsid="003705e2"/>
    </style:style>
    <style:style style:name="T11" style:family="text">
      <style:text-properties officeooo:rsid="00377576"/>
    </style:style>
    <style:style style:name="T12" style:family="text">
      <style:text-properties officeooo:rsid="0038a44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margin-left="1.251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7">Министерство науки и высшего образования РФ</text:p>
      <text:p text:style-name="МинОбр"><text:span text:style-name="T4"><text:s/>Федеральное государственное </text:span><text:span text:style-name="T5">автономное</text:span><text:span text:style-name="T4"> образовательное учреждение высшего образования 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Титульник"/>
      <text:p text:style-name="P20">Техническое задание</text:p>
      <text:p text:style-name="Титульник"/>
      <text:p text:style-name="Титульник"/>
      <text:p text:style-name="P12">Отчёт по лабораторной работе №<text:span text:style-name="T9">1</text:span><text:span text:style-name="T6"><text:line-break/>по дисциплине «Основы разработки </text:span></text:p>
      <text:p text:style-name="P12"><text:span text:style-name="T6">программного обеспечения»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Кто-Кому">Студент гр. <text:span text:style-name="T9">431-3</text:span></text:p>
      <text:p text:style-name="P1">_______ <text:span text:style-name="T9">А</text:span>.<text:span text:style-name="T9">В</text:span>. <text:span text:style-name="T9">Гурулёв</text:span></text:p>
      <text:p text:style-name="P1">«__» _________ 20<text:span text:style-name="T9">24</text:span></text:p>
      <text:p text:style-name="P1"/>
      <text:p text:style-name="P1">Проверил</text:p>
      <text:p text:style-name="P14">доцент каф. АСУ, к.т.н.</text:p>
      <text:p text:style-name="P1">_______ <text:span text:style-name="T9">А</text:span>.<text:span text:style-name="T9">К</text:span>. <text:span text:style-name="T9">Лукьянов</text:span></text:p>
      <text:p text:style-name="P1">«__» _________ 20<text:span text:style-name="T9">24</text:span></text:p>
      <text:p text:style-name="Титульник"/>
      <text:p text:style-name="Титульник"/>
      <text:p text:style-name="Титульник"/>
      <text:p text:style-name="P22"/>
      <text:p text:style-name="Титульник"><text:span text:style-name="T11">Томск</text:span> <text:span text:style-name="T7">20</text:span><text:span text:style-name="T9">24</text:span></text:p>
      <text:p text:style-name="P18">Министерство науки и высшего образования РФ</text:p>
      <text:p text:style-name="P19"><text:s/>Федеральное государственное автономное образовательное учреждение высшего образования </text:p>
      <text:p text:style-name="Титульник"/>
      <text:p text:style-name="Титульник"/>
      <text:p text:style-name="Организация">ТОМСКИЙ ГОСУДАРСТВЕННЫЙ УНИВЕРСИТЕТ СИСТЕМ УПРАВЛЕНИЯ И РАДИОЭЛЕКТРОНИКИ (ТУСУР)</text:p>
      <text:p text:style-name="P13"><text:span text:style-name="T10">Факультет систем управления (ФСУ)</text:span></text:p>
      <text:p text:style-name="P13">Кафедра автоматизированных систем управления (АСУ)</text:p>
      <text:p text:style-name="Титульник"/>
      <text:p text:style-name="P15">СОГЛАСОВАНО</text:p>
      <text:p text:style-name="P15">Доцент каф. АСУ, к.т.н.</text:p>
      <text:p text:style-name="P15">_______ А.К. Лукьянов</text:p>
      <text:p text:style-name="P15">«__» _________ 2024</text:p>
      <text:p text:style-name="Титульник"/>
      <text:p text:style-name="Титульник"/>
      <text:p text:style-name="P15">УТВЕРЖДАЮ</text:p>
      <text:p text:style-name="P15">ректор ТУСУР</text:p>
      <text:p text:style-name="P15">_______ В.М. Рулевский</text:p>
      <text:p text:style-name="P15">«__» _________ 2024</text:p>
      <text:p text:style-name="Титульник"/>
      <text:p text:style-name="P21">***</text:p>
      <text:p text:style-name="Титульник"/>
      <text:p text:style-name="P23">На 13 листах</text:p>
      <text:p text:style-name="P23"/>
      <text:p text:style-name="P15">Исполнитель</text:p>
      <text:p text:style-name="P15">Студент гр 431-3</text:p>
      <text:p text:style-name="P16">_______ <text:span text:style-name="T9">А</text:span>.<text:span text:style-name="T9">В</text:span>. <text:span text:style-name="T9">Гурулёв</text:span></text:p>
      <text:p text:style-name="P16">«__» _________ 20<text:span text:style-name="T9">24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P3">Томск 2024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Title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Appendix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Оглавление1_Head" text:protected="true">
            <text:p text:style-name="Title">Оглавление</text:p>
          </text:index-title>
          <text:p text:style-name="P4"><text:a xlink:type="simple" xlink:href="#__RefHeading___Toc2739_3486885143" text:style-name="Index_20_Link" text:visited-style-name="Index_20_Link">1 Введение<text:tab/>4</text:a></text:p>
          <text:p text:style-name="P5"><text:a xlink:type="simple" xlink:href="#__RefHeading___Toc771_1436459180" text:style-name="Index_20_Link" text:visited-style-name="Index_20_Link">1.1 Наименование программы<text:tab/>4</text:a></text:p>
          <text:p text:style-name="P5"><text:a xlink:type="simple" xlink:href="#__RefHeading___Toc799_1436459180" text:style-name="Index_20_Link" text:visited-style-name="Index_20_Link">1.2 Область применения<text:tab/>4</text:a></text:p>
          <text:p text:style-name="P5"><text:a xlink:type="simple" xlink:href="#__RefHeading___Toc797_1436459180" text:style-name="Index_20_Link" text:visited-style-name="Index_20_Link">1.3 Объект, в котором используют программу<text:tab/>4</text:a></text:p>
          <text:p text:style-name="P4"><text:a xlink:type="simple" xlink:href="#__RefHeading___Toc27_3486885143" text:style-name="Index_20_Link" text:visited-style-name="Index_20_Link">2 Основание для разработки<text:tab/>5</text:a></text:p>
          <text:p text:style-name="P5"><text:a xlink:type="simple" xlink:href="#__RefHeading___Toc777_1436459180" text:style-name="Index_20_Link" text:visited-style-name="Index_20_Link">2.1 Документы, на основании которых ведётся проектирование<text:tab/>5</text:a></text:p>
          <text:p text:style-name="P5"><text:a xlink:type="simple" xlink:href="#__RefHeading___Toc775_1436459180" text:style-name="Index_20_Link" text:visited-style-name="Index_20_Link">2.2 Организация, утвердившая документ<text:tab/>5</text:a></text:p>
          <text:p text:style-name="P5"><text:a xlink:type="simple" xlink:href="#__RefHeading___Toc773_1436459180" text:style-name="Index_20_Link" text:visited-style-name="Index_20_Link">2.3 Шифр темы<text:tab/>5</text:a></text:p>
          <text:p text:style-name="P4"><text:a xlink:type="simple" xlink:href="#__RefHeading___Toc769_1436459180" text:style-name="Index_20_Link" text:visited-style-name="Index_20_Link">3 Назначение разработки<text:tab/>6</text:a></text:p>
          <text:p text:style-name="P4"><text:a xlink:type="simple" xlink:href="#__RefHeading___Toc767_1436459180" text:style-name="Index_20_Link" text:visited-style-name="Index_20_Link">4 Требования к программе<text:tab/>7</text:a></text:p>
          <text:p text:style-name="P5"><text:a xlink:type="simple" xlink:href="#__RefHeading___Toc791_1436459180" text:style-name="Index_20_Link" text:visited-style-name="Index_20_Link">4.1 Требования к функциональным характеристикам<text:tab/>7</text:a></text:p>
          <text:p text:style-name="P6"><text:a xlink:type="simple" xlink:href="#__RefHeading___Toc801_1436459180" text:style-name="Index_20_Link" text:visited-style-name="Index_20_Link">4.1.1 Требования к составу выполняемых функций<text:tab/>7</text:a></text:p>
          <text:p text:style-name="P6"><text:a xlink:type="simple" xlink:href="#__RefHeading___Toc805_1436459180" text:style-name="Index_20_Link" text:visited-style-name="Index_20_Link">4.1.2 Организация входных и выходных данных<text:tab/>7</text:a></text:p>
          <text:p text:style-name="P6"><text:a xlink:type="simple" xlink:href="#__RefHeading___Toc803_1436459180" text:style-name="Index_20_Link" text:visited-style-name="Index_20_Link">4.1.3 Временные характеристики<text:tab/>7</text:a></text:p>
          <text:p text:style-name="P5"><text:a xlink:type="simple" xlink:href="#__RefHeading___Toc789_1436459180" text:style-name="Index_20_Link" text:visited-style-name="Index_20_Link">4.2 Требования к надёжности<text:tab/>7</text:a></text:p>
          <text:p text:style-name="P5"><text:a xlink:type="simple" xlink:href="#__RefHeading___Toc787_1436459180" text:style-name="Index_20_Link" text:visited-style-name="Index_20_Link">4.3 Условия эксплуатации<text:tab/>7</text:a></text:p>
          <text:p text:style-name="P5"><text:a xlink:type="simple" xlink:href="#__RefHeading___Toc785_1436459180" text:style-name="Index_20_Link" text:visited-style-name="Index_20_Link">4.4 Требования к составу и параметрам технических средств<text:tab/>7</text:a></text:p>
          <text:p text:style-name="P5"><text:a xlink:type="simple" xlink:href="#__RefHeading___Toc783_1436459180" text:style-name="Index_20_Link" text:visited-style-name="Index_20_Link">4.5 Требования к информационной и программной совместимости<text:tab/>7</text:a></text:p>
          <text:p text:style-name="P5"><text:a xlink:type="simple" xlink:href="#__RefHeading___Toc781_1436459180" text:style-name="Index_20_Link" text:visited-style-name="Index_20_Link">4.6 Требования к маркировке и упаковке<text:tab/>7</text:a></text:p>
          <text:p text:style-name="P5"><text:a xlink:type="simple" xlink:href="#__RefHeading___Toc779_1436459180" text:style-name="Index_20_Link" text:visited-style-name="Index_20_Link">4.7 Требования к транспортированию и хранению<text:tab/>7</text:a></text:p>
          <text:p text:style-name="P4"><text:a xlink:type="simple" xlink:href="#__RefHeading___Toc765_1436459180" text:style-name="Index_20_Link" text:visited-style-name="Index_20_Link">5 Требования к программной документации<text:tab/>8</text:a></text:p>
          <text:p text:style-name="P4"><text:a xlink:type="simple" xlink:href="#__RefHeading___Toc763_1436459180" text:style-name="Index_20_Link" text:visited-style-name="Index_20_Link">6 Технико-экономические показатели<text:tab/>9</text:a></text:p>
          <text:p text:style-name="P4"><text:a xlink:type="simple" xlink:href="#__RefHeading___Toc761_1436459180" text:style-name="Index_20_Link" text:visited-style-name="Index_20_Link">7 Стадии и этапы разработки<text:tab/>10</text:a></text:p>
          <text:p text:style-name="P4"><text:a xlink:type="simple" xlink:href="#__RefHeading___Toc759_1436459180" text:style-name="Index_20_Link" text:visited-style-name="Index_20_Link">8 Порядок контроля и приёмки<text:tab/>11</text:a></text:p>
          <text:p text:style-name="P5"><text:a xlink:type="simple" xlink:href="#__RefHeading___Toc795_1436459180" text:style-name="Index_20_Link" text:visited-style-name="Index_20_Link">8.1 Виды испытаний<text:tab/>11</text:a></text:p>
          <text:p text:style-name="P5"><text:a xlink:type="simple" xlink:href="#__RefHeading___Toc793_1436459180" text:style-name="Index_20_Link" text:visited-style-name="Index_20_Link">8.2 Общие требования к приёмке работы<text:tab/>11</text:a></text:p>
        </text:index-body>
      </text:table-of-content>
      <text:h text:style-name="Heading_20_1" text:outline-level="1"><text:bookmark-start text:name="__RefHeading___Toc2739_3486885143"/>Введение<text:bookmark-end text:name="__RefHeading___Toc2739_3486885143"/></text:h>
      <text:h text:style-name="P9" text:outline-level="2"><text:bookmark-start text:name="__RefHeading___Toc771_1436459180"/>Наименование программы<text:bookmark-end text:name="__RefHeading___Toc771_1436459180"/></text:h>
      <text:p text:style-name="P11">***</text:p>
      <text:h text:style-name="P9" text:outline-level="2"><text:bookmark-start text:name="__RefHeading___Toc799_1436459180"/>Область применения<text:bookmark-end text:name="__RefHeading___Toc799_1436459180"/></text:h>
      <text:p text:style-name="P11">***</text:p>
      <text:h text:style-name="P9" text:outline-level="2"><text:bookmark-start text:name="__RefHeading___Toc797_1436459180"/>Объект, в котором используют программу<text:bookmark-end text:name="__RefHeading___Toc797_1436459180"/></text:h>
      <text:p text:style-name="P11">***</text:p>
      <text:h text:style-name="P8" text:outline-level="1"><text:bookmark-start text:name="__RefHeading___Toc27_3486885143"/>Основание для разработки<text:bookmark-end text:name="__RefHeading___Toc27_3486885143"/></text:h>
      <text:h text:style-name="P9" text:outline-level="2"><text:bookmark-start text:name="__RefHeading___Toc777_1436459180"/>Документы, на основании которых ведётся проектирование<text:bookmark-end text:name="__RefHeading___Toc777_1436459180"/></text:h>
      <text:p text:style-name="P11">Основанием для разработки *** являются следующие документы и нормативные акты:</text:p>
      <text:list text:style-name="L2">
        <text:list-item>
          <text:p text:style-name="P2">***</text:p>
        </text:list-item>
      </text:list>
      <text:h text:style-name="Heading_20_2" text:outline-level="2"><text:bookmark-start text:name="__RefHeading___Toc775_1436459180"/>Организация, утвердившая документ<text:bookmark-end text:name="__RefHeading___Toc775_1436459180"/></text:h>
      <text:p text:style-name="P11">***</text:p>
      <text:h text:style-name="Heading_20_2" text:outline-level="2"><text:bookmark-start text:name="__RefHeading___Toc773_1436459180"/>Шифр темы<text:bookmark-end text:name="__RefHeading___Toc773_1436459180"/></text:h>
      <text:p text:style-name="Text_20_body">АСЦУ-НС-<text:span text:style-name="T12">GUI</text:span></text:p>
      <text:h text:style-name="P8" text:outline-level="1"><text:bookmark-start text:name="__RefHeading___Toc769_1436459180"/>Назначение разработки<text:bookmark-end text:name="__RefHeading___Toc769_1436459180"/></text:h>
      <text:p text:style-name="P11">***</text:p>
      <text:h text:style-name="P8" text:outline-level="1"><text:bookmark-start text:name="__RefHeading___Toc767_1436459180"/>Требования к программе<text:bookmark-end text:name="__RefHeading___Toc767_1436459180"/></text:h>
      <text:h text:style-name="P9" text:outline-level="2"><text:bookmark-start text:name="__RefHeading___Toc791_1436459180"/>Требования к функциональным характеристикам<text:bookmark-end text:name="__RefHeading___Toc791_1436459180"/></text:h>
      <text:h text:style-name="P10" text:outline-level="3"><text:bookmark-start text:name="__RefHeading___Toc801_1436459180"/>Требования к составу выполняемых функций<text:bookmark-end text:name="__RefHeading___Toc801_1436459180"/></text:h>
      <text:p text:style-name="P11">***</text:p>
      <text:h text:style-name="P10" text:outline-level="3"><text:bookmark-start text:name="__RefHeading___Toc805_1436459180"/>Организация входных и выходных данных<text:bookmark-end text:name="__RefHeading___Toc805_1436459180"/></text:h>
      <text:p text:style-name="P11">***</text:p>
      <text:h text:style-name="P10" text:outline-level="3"><text:bookmark-start text:name="__RefHeading___Toc803_1436459180"/>Временные характеристики<text:bookmark-end text:name="__RefHeading___Toc803_1436459180"/></text:h>
      <text:p text:style-name="P11">***</text:p>
      <text:h text:style-name="P9" text:outline-level="2"><text:bookmark-start text:name="__RefHeading___Toc789_1436459180"/>Требования к надёжности<text:bookmark-end text:name="__RefHeading___Toc789_1436459180"/></text:h>
      <text:p text:style-name="P11">***</text:p>
      <text:h text:style-name="P9" text:outline-level="2"><text:bookmark-start text:name="__RefHeading___Toc787_1436459180"/>Условия эксплуатации<text:bookmark-end text:name="__RefHeading___Toc787_1436459180"/></text:h>
      <text:p text:style-name="P11">***</text:p>
      <text:h text:style-name="P9" text:outline-level="2"><text:bookmark-start text:name="__RefHeading___Toc785_1436459180"/>Требования к составу и параметрам технических средств<text:bookmark-end text:name="__RefHeading___Toc785_1436459180"/></text:h>
      <text:p text:style-name="P11">***</text:p>
      <text:h text:style-name="P9" text:outline-level="2"><text:bookmark-start text:name="__RefHeading___Toc783_1436459180"/>Требования к информационной и программной совместимости<text:bookmark-end text:name="__RefHeading___Toc783_1436459180"/></text:h>
      <text:p text:style-name="P11">***</text:p>
      <text:h text:style-name="P9" text:outline-level="2"><text:bookmark-start text:name="__RefHeading___Toc781_1436459180"/>Требования к маркировке и упаковке<text:bookmark-end text:name="__RefHeading___Toc781_1436459180"/></text:h>
      <text:p text:style-name="P11">***</text:p>
      <text:h text:style-name="P9" text:outline-level="2"><text:bookmark-start text:name="__RefHeading___Toc779_1436459180"/>Требования к транспортированию и хранению<text:bookmark-end text:name="__RefHeading___Toc779_1436459180"/></text:h>
      <text:p text:style-name="P11">***</text:p>
      <text:h text:style-name="P8" text:outline-level="1"><text:bookmark-start text:name="__RefHeading___Toc765_1436459180"/>Требования к программной документации<text:bookmark-end text:name="__RefHeading___Toc765_1436459180"/></text:h>
      <text:p text:style-name="P11">***</text:p>
      <text:h text:style-name="P8" text:outline-level="1"><text:bookmark-start text:name="__RefHeading___Toc763_1436459180"/>Технико-экономические показатели<text:bookmark-end text:name="__RefHeading___Toc763_1436459180"/></text:h>
      <text:p text:style-name="P11">***</text:p>
      <text:h text:style-name="P8" text:outline-level="1"><text:bookmark-start text:name="__RefHeading___Toc761_1436459180"/>Стадии и этапы разработки<text:bookmark-end text:name="__RefHeading___Toc761_1436459180"/></text:h>
      <text:p text:style-name="P11">***</text:p>
      <text:h text:style-name="P8" text:outline-level="1"><text:bookmark-start text:name="__RefHeading___Toc759_1436459180"/>Порядок контроля и приёмки<text:bookmark-end text:name="__RefHeading___Toc759_1436459180"/></text:h>
      <text:p text:style-name="P11">***</text:p>
      <text:h text:style-name="P9" text:outline-level="2"><text:bookmark-start text:name="__RefHeading___Toc795_1436459180"/>Виды испытаний<text:bookmark-end text:name="__RefHeading___Toc795_1436459180"/></text:h>
      <text:p text:style-name="P11">***</text:p>
      <text:h text:style-name="P9" text:outline-level="2"><text:bookmark-start text:name="__RefHeading___Toc793_1436459180"/>Общие требования к приёмке работы<text:bookmark-end text:name="__RefHeading___Toc793_1436459180"/></text:h>
      <text:p text:style-name="P11">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text-indent="1.251cm" style:auto-text-indent="false" style:page-number="auto"/>
      <style:text-properties style:use-window-font-color="true" loext:opacity="0%" style:font-name="Times New Roman2" fo:font-family="'Times New Roman'" style:font-style-name="Обычный" style:font-family-generic="roman" style:font-pitch="variable" fo:font-size="14pt" style:font-name-asian="Times New Roman2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251cm" style:page-number="auto" fo:break-before="page"/>
    </style:style>
    <style:style style:name="Title" style:family="paragraph" style:parent-style-name="Heading" style:next-style-name="Text_20_body" style:class="chapter" style:master-page-name="">
      <style:paragraph-properties style:page-number="auto" fo:break-before="page">
        <style:tab-stops/>
      </style:paragraph-properties>
      <style:text-properties fo:font-variant="normal" fo:text-transform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style:page-number="auto"/>
      <style:text-properties fo:font-variant="normal" fo:text-transform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style:page-number="auto">
        <style:tab-stops/>
      </style:paragraph-properties>
      <style:text-properties fo:font-variant="normal" fo:text-transform="none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Титульник" style:family="paragraph" style:parent-style-name="Standard" style:master-page-name="">
      <style:paragraph-properties fo:line-height="115%" fo:text-align="center" style:justify-single-word="false" fo:hyphenation-ladder-count="no-limit" fo:text-indent="0cm" style:auto-text-indent="false" style:page-number="auto"/>
      <style:text-properties style:font-name="Times New Roman2" fo:font-family="'Times New Roman'" style:font-style-name="Обычный" style:font-family-generic="roman" style:font-pitch="variable" fo:font-size="14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МинОбр" style:family="paragraph" style:parent-style-name="Титульник"/>
    <style:style style:name="Организация" style:family="paragraph" style:parent-style-name="Титульник" style:next-style-name="Кафедра">
      <style:text-properties fo:text-transform="uppercase"/>
    </style:style>
    <style:style style:name="Кафедра" style:family="paragraph" style:parent-style-name="Титульник"/>
    <style:style style:name="Тема" style:family="paragraph" style:parent-style-name="Титульник">
      <style:text-properties fo:text-transform="uppercase" fo:font-weight="bold"/>
    </style:style>
    <style:style style:name="Вид_20_работы" style:display-name="Вид работы" style:family="paragraph" style:parent-style-name="Титульник"/>
    <style:style style:name="Кто-Кому" style:family="paragraph" style:parent-style-name="Титульник" style:master-page-name="">
      <style:paragraph-properties fo:margin-left="11cm" fo:text-align="justify" style:justify-single-word="false" style:page-number="auto"/>
    </style:style>
    <style:style style:name="Место_20_и_20_год_20_выполнения" style:display-name="Место и год выполнения" style:family="paragraph" style:parent-style-name="Титульник"/>
    <style:style style:name="Код" style:family="paragraph" style:parent-style-name="Text_20_body">
      <style:paragraph-properties fo:line-height="100%"/>
      <style:text-properties fo:font-size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0.041cm" fo:min-height="0.041cm" text:anchor-type="paragraph" svg:x="0cm" svg:y="0cm" style:wrap="none" style:vertical-pos="bottom" style:vertical-rel="paragraph-content" style:horizontal-pos="center" style:horizontal-rel="page" fo:background-color="transparent" draw:fill="none" draw:fill-color="#729fcf" style:flow-with-text="fals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041cm" fo:min-height="0.041cm" text:anchor-type="paragraph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fals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3791bb" officeooo:paragraph-rsid="003791bb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3"/><text:page-number text:select-page="current">8</text:page-number><text:bookmark-end text:name="PageNumWizard_FOOTER_Базовый3"/></text:p>
      </style:footer>
    </style:master-page>
    <style:master-page style:name="First_20_Page" style:display-name="First Page" style:page-layout-name="Mpm2" draw:style-name="Mdp2" style:next-style-name="Второй_20_титульник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  <style:master-page style:name="Второй_20_титульник" style:display-name="Второй титульник" style:page-layout-name="Mpm10" draw:style-name="Mdp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22:38.172099737</meta:creation-date>
    <meta:generator>LibreOffice/24.2.6.2$Linux_X86_64 LibreOffice_project/8e9a753d9daaea75c34b417ba1bdf556bf2fc5b3</meta:generator>
    <dc:date>2024-09-24T14:56:38.379020060</dc:date>
    <meta:editing-duration>PT4H50M42S</meta:editing-duration>
    <meta:editing-cycles>12</meta:editing-cycles>
    <meta:print-date>2024-09-17T22:03:04.330054137</meta:print-date>
    <meta:printed-by>Файлы PDF</meta:printed-by>
    <meta:document-statistic meta:table-count="0" meta:image-count="0" meta:object-count="0" meta:page-count="11" meta:paragraph-count="112" meta:word-count="428" meta:character-count="2981" meta:non-whitespace-character-count="2686"/>
  </office:meta>
</office:document-meta>
</file>